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.069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99ff66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fo:padding="0.071cm"/>
    </style:style>
    <style:style style:name="ce10" style:family="table-cell" style:parent-style-name="Default">
      <style:table-cell-properties fo:background-color="#99ff66" fo:padding="0.071cm"/>
    </style:style>
    <style:style style:name="ce11" style:family="table-cell" style:parent-style-name="Default">
      <style:table-cell-properties fo:background-color="transparent" fo:padding="0.071cm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99ff66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RelatoriodeDiariodeClasseExc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M005 - Álgebra Linea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6" table:number-rows-spanned="1">
            <text:p>Docente: JOSE ALBERTO RAMOS FLO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q.</text:p>
          </table:table-cell>
          <table:table-cell table:style-name="ce8" office:value-type="string" calcext:value-type="string">
            <text:p>Curso</text:p>
          </table:table-cell>
          <table:table-cell table:style-name="ce8" office:value-type="string" calcext:value-type="string">
            <text:p>Matrícula</text:p>
          </table:table-cell>
          <table:table-cell table:style-name="ce8" office:value-type="string" calcext:value-type="string">
            <text:p>Prova <text:s/>1</text:p>
          </table:table-cell>
          <table:table-cell table:style-name="ce8" office:value-type="string" calcext:value-type="string">
            <text:p>Prova 2</text:p>
          </table:table-cell>
          <table:table-cell table:style-name="ce8" office:value-type="string" calcext:value-type="string">
            <text:p>Prova 3 </text:p>
          </table:table-cell>
          <table:table-cell office:value-type="string" calcext:value-type="string">
            <text:p>Subst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Prova Final</text:p>
          </table:table-cell>
          <table:table-cell office:value-type="string" calcext:value-type="string">
            <text:p>Nota Final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40228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7105</text:p>
          </table:table-cell>
          <table:table-cell table:style-name="ce9" office:value-type="float" office:value="55" calcext:value-type="float">
            <text:p>5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5" calcext:value-type="float">
            <text:p>55</text:p>
          </table:table-cell>
          <table:table-cell table:style-name="ce12" office:value-type="string" calcext:value-type="string">
            <text:p>NNA</text:p>
          </table:table-cell>
          <table:table-cell table:style-name="ce12" table:formula="of:=ROUNDUP(4.5;1)" office:value-type="float" office:value="4.5" calcext:value-type="float">
            <text:p>4,5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formula="of:=ROUNDUP(4.15;1)" office:value-type="float" office:value="4.2" calcext:value-type="float">
            <text:p>4,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659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formula="of:=ROUNDUP(6.1;1)" office:value-type="float" office:value="6.1" calcext:value-type="float">
            <text:p>6,1</text:p>
          </table:table-cell>
          <table:table-cell table:style-name="ce13" office:value-type="float" office:value="82" calcext:value-type="float">
            <text:p>82</text:p>
          </table:table-cell>
          <table:table-cell table:style-name="ce13" table:formula="of:=ROUNDUP(7.15;1)" office:value-type="float" office:value="7.2" calcext:value-type="float">
            <text:p>7,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88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79</text:p>
          </table:table-cell>
          <table:table-cell table:style-name="ce10" office:value-type="float" office:value="81" calcext:value-type="float">
            <text:p>81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97;1)" office:value-type="float" office:value="9" calcext:value-type="float">
            <text:p>9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97;1)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8055</text:p>
          </table:table-cell>
          <table:table-cell table:style-name="ce10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65" calcext:value-type="float">
            <text:p>65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17;1)" office:value-type="float" office:value="7.2" calcext:value-type="float">
            <text:p>7,2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17;1)" office:value-type="float" office:value="7.2" calcext:value-type="float">
            <text:p>7,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1.77;1)" office:value-type="float" office:value="1.8" calcext:value-type="float">
            <text:p>1,8</text:p>
          </table:table-cell>
          <table:table-cell office:value-type="string" calcext:value-type="string">
            <text:p>NNA</text:p>
          </table:table-cell>
          <table:table-cell table:formula="of:=ROUNDUP(1.77;1)" office:value-type="float" office:value="1.8" calcext:value-type="float">
            <text:p>1,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53</text:p>
          </table:table-cell>
          <table:table-cell table:style-name="ce10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97" calcext:value-type="float">
            <text:p>97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NNA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8056</text:p>
          </table:table-cell>
          <table:table-cell table:style-name="ce10" office:value-type="float" office:value="31" calcext:value-type="float">
            <text:p>3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float" office:value="32" calcext:value-type="float">
            <text:p>32</text:p>
          </table:table-cell>
          <table:table-cell table:style-name="ce13" table:formula="of:=ROUNDUP(4.37;1)" office:value-type="float" office:value="4.4" calcext:value-type="float">
            <text:p>4,4</text:p>
          </table:table-cell>
          <table:table-cell table:style-name="ce13" office:value-type="float" office:value="61" calcext:value-type="float">
            <text:p>61</text:p>
          </table:table-cell>
          <table:table-cell table:style-name="ce13" table:formula="of:=ROUNDUP(5.25;1)" office:value-type="float" office:value="5.3" calcext:value-type="float">
            <text:p>5,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85</text:p>
          </table:table-cell>
          <table:table-cell table:style-name="ce10" office:value-type="float" office:value="52" calcext:value-type="float">
            <text:p>5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formula="of:=ROUNDUP(7.77;1)" office:value-type="float" office:value="7.8" calcext:value-type="float">
            <text:p>7,8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77;1)" office:value-type="float" office:value="7.8" calcext:value-type="float">
            <text:p>7,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11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2708</text:p>
          </table:table-cell>
          <table:table-cell table:style-name="ce11" office:value-type="float" office:value="43" calcext:value-type="float">
            <text:p>43</text:p>
          </table:table-cell>
          <table:table-cell table:style-name="ce7" office:value-type="string" calcext:value-type="string">
            <text:p>NNA</text:p>
          </table:table-cell>
          <table:table-cell table:style-name="ce7" office:value-type="float" office:value="17" calcext:value-type="float">
            <text:p>1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7" calcext:value-type="float">
            <text:p>37</text:p>
          </table:table-cell>
          <table:table-cell table:style-name="ce14" table:formula="of:=ROUNDUP(3.85;1)" office:value-type="float" office:value="3.9" calcext:value-type="float">
            <text:p>3,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104</text:p>
          </table:table-cell>
          <table:table-cell table:style-name="ce10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0" calcext:value-type="float">
            <text:p>80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17;1)" office:value-type="float" office:value="7.2" calcext:value-type="float">
            <text:p>7,2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17;1)" office:value-type="float" office:value="7.2" calcext:value-type="float">
            <text:p>7,2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06A</text:p>
          </table:table-cell>
          <table:table-cell table:style-name="ce5" office:value-type="string" calcext:value-type="string">
            <text:p>GRR20168052</text:p>
          </table:table-cell>
          <table:table-cell table:style-name="ce9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ROUNDUP(3.93;1)" office:value-type="float" office:value="4" calcext:value-type="float">
            <text:p>4</text:p>
          </table:table-cell>
          <table:table-cell table:style-name="ce12" office:value-type="float" office:value="50" calcext:value-type="float">
            <text:p>50</text:p>
          </table:table-cell>
          <table:table-cell table:style-name="ce12" table:formula="of:=ROUNDUP(4.5;1)" office:value-type="float" office:value="4.5" calcext:value-type="float">
            <text:p>4,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43</text:p>
          </table:table-cell>
          <table:table-cell table:style-name="ce10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73" calcext:value-type="float">
            <text:p>73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43;1)" office:value-type="float" office:value="8.5" calcext:value-type="float">
            <text:p>8,5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43;1)" office:value-type="float" office:value="8.5" calcext:value-type="float">
            <text:p>8,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100</text:p>
          </table:table-cell>
          <table:table-cell table:style-name="ce10" office:value-type="float" office:value="35" calcext:value-type="float">
            <text:p>35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0" calcext:value-type="float">
            <text:p>80</text:p>
          </table:table-cell>
          <table:table-cell table:style-name="ce13" office:value-type="float" office:value="45" calcext:value-type="float">
            <text:p>45</text:p>
          </table:table-cell>
          <table:table-cell table:style-name="ce13" table:formula="of:=ROUNDUP(7.33;1)" office:value-type="float" office:value="7.4" calcext:value-type="float">
            <text:p>7,4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33;1)" office:value-type="float" office:value="7.4" calcext:value-type="float">
            <text:p>7,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83</text:p>
          </table:table-cell>
          <table:table-cell table:style-name="ce10" office:value-type="string" calcext:value-type="string">
            <text:p>NNA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80" calcext:value-type="float">
            <text:p>80</text:p>
          </table:table-cell>
          <table:table-cell table:style-name="ce13" office:value-type="float" office:value="55" calcext:value-type="float">
            <text:p>55</text:p>
          </table:table-cell>
          <table:table-cell table:style-name="ce13" table:formula="of:=ROUNDUP(7.63;1)" office:value-type="float" office:value="7.7" calcext:value-type="float">
            <text:p>7,7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63;1)" office:value-type="float" office:value="7.7" calcext:value-type="float">
            <text:p>7,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64</text:p>
          </table:table-cell>
          <table:table-cell table:style-name="ce10" office:value-type="float" office:value="54" calcext:value-type="float">
            <text:p>5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5" calcext:value-type="float">
            <text:p>55</text:p>
          </table:table-cell>
          <table:table-cell table:style-name="ce13" office:value-type="float" office:value="66" calcext:value-type="float">
            <text:p>66</text:p>
          </table:table-cell>
          <table:table-cell table:style-name="ce13" table:formula="of:=ROUNDUP(7.3;1)" office:value-type="float" office:value="7.3" calcext:value-type="float">
            <text:p>7,3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3;1)" office:value-type="float" office:value="7.3" calcext:value-type="float">
            <text:p>7,3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9255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7106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0" calcext:value-type="float">
            <text:p>70</text:p>
          </table:table-cell>
          <table:table-cell table:style-name="ce13" office:value-type="float" office:value="65" calcext:value-type="float">
            <text:p>65</text:p>
          </table:table-cell>
          <table:table-cell table:style-name="ce13" table:formula="of:=ROUNDUP(6.17;1)" office:value-type="float" office:value="6.2" calcext:value-type="float">
            <text:p>6,2</text:p>
          </table:table-cell>
          <table:table-cell table:style-name="ce13" office:value-type="float" office:value="42" calcext:value-type="float">
            <text:p>42</text:p>
          </table:table-cell>
          <table:table-cell table:style-name="ce13" table:formula="of:=ROUNDUP(5.2;1)" office:value-type="float" office:value="5.2" calcext:value-type="float">
            <text:p>5,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1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table:formula="of:=ROUNDUP(3.57;1)" office:value-type="float" office:value="3.6" calcext:value-type="float">
            <text:p>3,6</text:p>
          </table:table-cell>
          <table:table-cell office:value-type="string" calcext:value-type="string">
            <text:p>NNA</text:p>
          </table:table-cell>
          <table:table-cell table:formula="of:=ROUNDUP(3.57;1)" office:value-type="float" office:value="3.6" calcext:value-type="float">
            <text:p>3,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78</text:p>
          </table:table-cell>
          <table:table-cell table:style-name="ce10" office:value-type="float" office:value="53" calcext:value-type="float">
            <text:p>5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55" calcext:value-type="float">
            <text:p>55</text:p>
          </table:table-cell>
          <table:table-cell table:style-name="ce13" office:value-type="float" office:value="65" calcext:value-type="float">
            <text:p>65</text:p>
          </table:table-cell>
          <table:table-cell table:style-name="ce13" table:formula="of:=ROUNDUP(6.37;1)" office:value-type="float" office:value="6.4" calcext:value-type="float">
            <text:p>6,4</text:p>
          </table:table-cell>
          <table:table-cell table:style-name="ce13" office:value-type="float" office:value="81" calcext:value-type="float">
            <text:p>81</text:p>
          </table:table-cell>
          <table:table-cell table:style-name="ce13" table:formula="of:=ROUNDUP(7.25;1)" office:value-type="float" office:value="7.3" calcext:value-type="float">
            <text:p>7,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67</text:p>
          </table:table-cell>
          <table:table-cell table:style-name="ce10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7" calcext:value-type="float">
            <text:p>97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57;1)" office:value-type="float" office:value="8.6" calcext:value-type="float">
            <text:p>8,6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57;1)" office:value-type="float" office:value="8.6" calcext:value-type="float">
            <text:p>8,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0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1.533;1)" office:value-type="float" office:value="1.6" calcext:value-type="float">
            <text:p>1,6</text:p>
          </table:table-cell>
          <table:table-cell office:value-type="string" calcext:value-type="string">
            <text:p>NNA</text:p>
          </table:table-cell>
          <table:table-cell table:formula="of:=ROUNDUP(1.533;1)" office:value-type="float" office:value="1.6" calcext:value-type="float">
            <text:p>1,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5924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3;1)" office:value-type="float" office:value="7.3" calcext:value-type="float">
            <text:p>7,3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3;1)" office:value-type="float" office:value="7.3" calcext:value-type="float">
            <text:p>7,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111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NNA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NNA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26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8044</text:p>
          </table:table-cell>
          <table:table-cell table:style-name="ce11" office:value-type="float" office:value="39" calcext:value-type="float">
            <text:p>3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NNA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7" office:value-type="string" calcext:value-type="string">
            <text:p>27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8091</text:p>
          </table:table-cell>
          <table:table-cell table:style-name="ce11" office:value-type="float" office:value="46" calcext:value-type="float">
            <text:p>4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ROUNDUP(2.53;1)" office:value-type="float" office:value="2.6" calcext:value-type="float">
            <text:p>2,6</text:p>
          </table:table-cell>
          <table:table-cell table:style-name="ce14" office:value-type="string" calcext:value-type="string">
            <text:p>NNA</text:p>
          </table:table-cell>
          <table:table-cell table:style-name="ce14" table:formula="of:=ROUNDUP(2.53;1)" office:value-type="float" office:value="2.6" calcext:value-type="float">
            <text:p>2,6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7" office:value-type="string" calcext:value-type="string">
            <text:p>28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8053</text:p>
          </table:table-cell>
          <table:table-cell table:style-name="ce11" office:value-type="float" office:value="40" calcext:value-type="float">
            <text:p>4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" calcext:value-type="float">
            <text:p>33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formula="of:=ROUNDUP(5.1;1)" office:value-type="float" office:value="5.1" calcext:value-type="float">
            <text:p>5,1</text:p>
          </table:table-cell>
          <table:table-cell table:style-name="ce14" office:value-type="float" office:value="45" calcext:value-type="float">
            <text:p>45</text:p>
          </table:table-cell>
          <table:table-cell table:style-name="ce14" table:formula="of:=ROUNDUP(4.8;1)" office:value-type="float" office:value="4.8" calcext:value-type="float">
            <text:p>4,8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7" office:value-type="string" calcext:value-type="string">
            <text:p>29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7101</text:p>
          </table:table-cell>
          <table:table-cell table:style-name="ce11" office:value-type="float" office:value="49" calcext:value-type="float">
            <text:p>49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0" calcext:value-type="float">
            <text:p>30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formula="of:=ROUNDUP(4.73;1)" office:value-type="float" office:value="4.8" calcext:value-type="float">
            <text:p>4,8</text:p>
          </table:table-cell>
          <table:table-cell table:style-name="ce14" office:value-type="float" office:value="41" calcext:value-type="float">
            <text:p>41</text:p>
          </table:table-cell>
          <table:table-cell table:style-name="ce14" table:formula="of:=ROUNDUP(4.45;1)" office:value-type="float" office:value="4.5" calcext:value-type="float">
            <text:p>4,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52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5" calcext:value-type="float">
            <text:p>85</text:p>
          </table:table-cell>
          <table:table-cell table:style-name="ce13" office:value-type="float" office:value="58" calcext:value-type="float">
            <text:p>58</text:p>
          </table:table-cell>
          <table:table-cell table:style-name="ce13" table:formula="of:=ROUNDUP(7.1;1)" office:value-type="float" office:value="7.1" calcext:value-type="float">
            <text:p>7,1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1;1)" office:value-type="float" office:value="7.1" calcext:value-type="float">
            <text:p>7,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8113</text:p>
          </table:table-cell>
          <table:table-cell office:value-type="string" calcext:value-type="string">
            <text:p>N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0.17;1)" office:value-type="float" office:value="0.2" calcext:value-type="float">
            <text:p>0,2</text:p>
          </table:table-cell>
          <table:table-cell office:value-type="string" calcext:value-type="string">
            <text:p>NNA</text:p>
          </table:table-cell>
          <table:table-cell table:formula="of:=ROUNDUP(0.17;1)" office:value-type="float" office:value="0.2" calcext:value-type="float">
            <text:p>0,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2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ROUNDUP(2.5;1)" office:value-type="float" office:value="2.5" calcext:value-type="float">
            <text:p>2,5</text:p>
          </table:table-cell>
          <table:table-cell office:value-type="string" calcext:value-type="string">
            <text:p>NNA</text:p>
          </table:table-cell>
          <table:table-cell table:formula="of:=ROUNDUP(2.5;1)" office:value-type="float" office:value="2.5" calcext:value-type="float">
            <text:p>2,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48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NA</text:p>
          </table:table-cell>
          <table:table-cell office:value-type="float" office:value="33" calcext:value-type="float">
            <text:p>33</text:p>
          </table:table-cell>
          <table:table-cell table:formula="of:=ROUNDUP(3.6;1)" office:value-type="float" office:value="3.6" calcext:value-type="float">
            <text:p>3,6</text:p>
          </table:table-cell>
          <table:table-cell office:value-type="string" calcext:value-type="string">
            <text:p>NNA</text:p>
          </table:table-cell>
          <table:table-cell table:formula="of:=ROUNDUP(3.6;1)" office:value-type="float" office:value="3.6" calcext:value-type="float">
            <text:p>3,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243</text:p>
          </table:table-cell>
          <table:table-cell table:style-name="ce10" office:value-type="float" office:value="33" calcext:value-type="float">
            <text:p>3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86" calcext:value-type="float">
            <text:p>86</text:p>
          </table:table-cell>
          <table:table-cell table:style-name="ce13" table:formula="of:=ROUNDUP(7.83;1)" office:value-type="float" office:value="7.9" calcext:value-type="float">
            <text:p>7,9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83;1)" office:value-type="float" office:value="7.9" calcext:value-type="float">
            <text:p>7,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7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13" office:value-type="float" office:value="78" calcext:value-type="float">
            <text:p>78</text:p>
          </table:table-cell>
          <table:table-cell table:style-name="ce13" table:formula="of:=ROUNDUP(7.93;1)" office:value-type="float" office:value="8" calcext:value-type="float">
            <text:p>8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93;1)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36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6181</text:p>
          </table:table-cell>
          <table:table-cell table:style-name="ce11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formula="of:=ROUNDUP(3.77;1)" office:value-type="float" office:value="3.8" calcext:value-type="float">
            <text:p>3,8</text:p>
          </table:table-cell>
          <table:table-cell table:style-name="ce14" office:value-type="string" calcext:value-type="string">
            <text:p>NNA</text:p>
          </table:table-cell>
          <table:table-cell table:style-name="ce14" table:formula="of:=ROUNDUP(3.77;1)" office:value-type="float" office:value="3.8" calcext:value-type="float">
            <text:p>3,8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7" office:value-type="string" calcext:value-type="string">
            <text:p>37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6566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2" table:style-name="ce7" office:value-type="float" office:value="50" calcext:value-type="float">
            <text:p>50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formula="of:=ROUNDUP(4.73;1)" office:value-type="float" office:value="4.8" calcext:value-type="float">
            <text:p>4,8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formula="of:=ROUNDUP(4.5;1)" office:value-type="float" office:value="4.5" calcext:value-type="float">
            <text:p>4,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7" office:value-type="string" calcext:value-type="string">
            <text:p>38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6563</text:p>
          </table:table-cell>
          <table:table-cell table:style-name="ce11" office:value-type="float" office:value="35" calcext:value-type="float">
            <text:p>3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formula="of:=ROUNDUP(4.17;1)" office:value-type="float" office:value="4.2" calcext:value-type="float">
            <text:p>4,2</text:p>
          </table:table-cell>
          <table:table-cell table:style-name="ce14" office:value-type="float" office:value="48" calcext:value-type="float">
            <text:p>48</text:p>
          </table:table-cell>
          <table:table-cell table:style-name="ce14" table:formula="of:=ROUNDUP(4.5;1)" office:value-type="float" office:value="4.5" calcext:value-type="float">
            <text:p>4,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7" office:value-type="string" calcext:value-type="string">
            <text:p>39</text:p>
          </table:table-cell>
          <table:table-cell table:style-name="ce7" office:value-type="string" calcext:value-type="string">
            <text:p>06A</text:p>
          </table:table-cell>
          <table:table-cell table:style-name="ce7" office:value-type="string" calcext:value-type="string">
            <text:p>GRR20162097</text:p>
          </table:table-cell>
          <table:table-cell table:style-name="ce11" office:value-type="float" office:value="45" calcext:value-type="float">
            <text:p>4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0" calcext:value-type="float">
            <text:p>20</text:p>
          </table:table-cell>
          <table:table-cell table:style-name="ce14" office:value-type="string" calcext:value-type="string">
            <text:p>NNA</text:p>
          </table:table-cell>
          <table:table-cell table:style-name="ce14" table:formula="of:=ROUNDUP(2.33;1)" office:value-type="float" office:value="2.4" calcext:value-type="float">
            <text:p>2,4</text:p>
          </table:table-cell>
          <table:table-cell table:style-name="ce14" office:value-type="string" calcext:value-type="string">
            <text:p>NNA</text:p>
          </table:table-cell>
          <table:table-cell table:style-name="ce14" table:formula="of:=ROUNDUP(2.33;1)" office:value-type="float" office:value="2.4" calcext:value-type="float">
            <text:p>2,4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48</text:p>
          </table:table-cell>
          <table:table-cell table:style-name="ce10" office:value-type="float" office:value="85" calcext:value-type="float">
            <text:p>8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5" calcext:value-type="float">
            <text:p>95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9.33;1)" office:value-type="float" office:value="9.4" calcext:value-type="float">
            <text:p>9,4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9.33;1)" office:value-type="float" office:value="9.4" calcext:value-type="float">
            <text:p>9,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69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13" office:value-type="string" calcext:value-type="string">
            <text:p>NNA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NNA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04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NA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4894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1.5;1)" office:value-type="float" office:value="1.5" calcext:value-type="float">
            <text:p>1,5</text:p>
          </table:table-cell>
          <table:table-cell office:value-type="string" calcext:value-type="string">
            <text:p>NNA</text:p>
          </table:table-cell>
          <table:table-cell table:formula="of:=ROUNDUP(1.5;1)" office:value-type="float" office:value="1.5" calcext:value-type="float">
            <text:p>1,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6562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5" calcext:value-type="float">
            <text:p>55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4.67;1)" office:value-type="float" office:value="4.7" calcext:value-type="float">
            <text:p>4,7</text:p>
          </table:table-cell>
          <table:table-cell table:style-name="ce13" office:value-type="float" office:value="59" calcext:value-type="float">
            <text:p>59</text:p>
          </table:table-cell>
          <table:table-cell table:style-name="ce13" table:formula="of:=ROUNDUP(5.3;1)" office:value-type="float" office:value="5.3" calcext:value-type="float">
            <text:p>5,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44</text:p>
          </table:table-cell>
          <table:table-cell table:style-name="ce10" office:value-type="float" office:value="50" calcext:value-type="float">
            <text:p>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0" calcext:value-type="float">
            <text:p>70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33;1)" office:value-type="float" office:value="7.4" calcext:value-type="float">
            <text:p>7,4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7.33;1)" office:value-type="float" office:value="7.4" calcext:value-type="float">
            <text:p>7,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7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formula="of:=ROUNDUP(0.05;1)" office:value-type="float" office:value="0.1" calcext:value-type="float">
            <text:p>0,1</text:p>
          </table:table-cell>
          <table:table-cell office:value-type="string" calcext:value-type="string">
            <text:p>NNA</text:p>
          </table:table-cell>
          <table:table-cell table:formula="of:=ROUNDUP(0.05;1)" office:value-type="float" office:value="0.1" calcext:value-type="float">
            <text:p>0,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8049</text:p>
          </table:table-cell>
          <table:table-cell table:style-name="ce10" office:value-type="float" office:value="30" calcext:value-type="float">
            <text:p>3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75" calcext:value-type="float">
            <text:p>75</text:p>
          </table:table-cell>
          <table:table-cell table:style-name="ce13" office:value-type="float" office:value="70" calcext:value-type="float">
            <text:p>70</text:p>
          </table:table-cell>
          <table:table-cell table:style-name="ce13" table:formula="of:=ROUNDUP(8.13;1)" office:value-type="float" office:value="8.2" calcext:value-type="float">
            <text:p>8,2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13;1)" office:value-type="float" office:value="8.2" calcext:value-type="float">
            <text:p>8,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6565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0" calcext:value-type="float">
            <text:p>30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formula="of:=ROUNDUP(4.16;1)" office:value-type="float" office:value="4.2" calcext:value-type="float">
            <text:p>4,2</text:p>
          </table:table-cell>
          <table:table-cell table:style-name="ce13" office:value-type="float" office:value="71" calcext:value-type="float">
            <text:p>71</text:p>
          </table:table-cell>
          <table:table-cell table:style-name="ce13" table:formula="of:=ROUNDUP(5.65;1)" office:value-type="float" office:value="5.7" calcext:value-type="float">
            <text:p>5,7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1027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NA</text:p>
          </table:table-cell>
          <table:table-cell table:formula="of:=ROUNDUP(0.67;1)" office:value-type="float" office:value="0.7" calcext:value-type="float">
            <text:p>0,7</text:p>
          </table:table-cell>
          <table:table-cell office:value-type="string" calcext:value-type="string">
            <text:p>NNA</text:p>
          </table:table-cell>
          <table:table-cell table:formula="of:=ROUNDUP(0.67;1)" office:value-type="float" office:value="0.7" calcext:value-type="float">
            <text:p>0,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264</text:p>
          </table:table-cell>
          <table:table-cell table:style-name="ce10" office:value-type="float" office:value="65" calcext:value-type="float">
            <text:p>6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0" calcext:value-type="float">
            <text:p>90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4;1)" office:value-type="float" office:value="8.4" calcext:value-type="float">
            <text:p>8,4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4;1)" office:value-type="float" office:value="8.4" calcext:value-type="float">
            <text:p>8,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2077</text:p>
          </table:table-cell>
          <table:table-cell table:style-name="ce10" office:value-type="float" office:value="70" calcext:value-type="float">
            <text:p>7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00" calcext:value-type="float">
            <text:p>100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17;1)" office:value-type="float" office:value="8.2" calcext:value-type="float">
            <text:p>8,2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17;1)" office:value-type="float" office:value="8.2" calcext:value-type="float">
            <text:p>8,2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6564</text:p>
          </table:table-cell>
          <table:table-cell table:style-name="ce10" office:value-type="float" office:value="55" calcext:value-type="float">
            <text:p>5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82" calcext:value-type="float">
            <text:p>82</text:p>
          </table:table-cell>
          <table:table-cell table:style-name="ce13" office:value-type="float" office:value="39" calcext:value-type="float">
            <text:p>39</text:p>
          </table:table-cell>
          <table:table-cell table:style-name="ce13" table:formula="of:=ROUNDUP(5.87;1)" office:value-type="float" office:value="5.9" calcext:value-type="float">
            <text:p>5,9</text:p>
          </table:table-cell>
          <table:table-cell table:style-name="ce13" office:value-type="float" office:value="47" calcext:value-type="float">
            <text:p>47</text:p>
          </table:table-cell>
          <table:table-cell table:style-name="ce13" table:formula="of:=ROUNDUP(5.3;1)" office:value-type="float" office:value="5.3" calcext:value-type="float">
            <text:p>5,3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7165</text:p>
          </table:table-cell>
          <table:table-cell office:value-type="string" calcext:value-type="string">
            <text:p>NNA</text:p>
          </table:table-cell>
          <table:table-cell table:number-columns-repeated="2" table:style-name="ce4" office:value-type="string" calcext:value-type="string">
            <text:p>NNA</text:p>
          </table:table-cell>
          <table:table-cell office:value-type="string" calcext:value-type="string">
            <text:p>NN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06A</text:p>
          </table:table-cell>
          <table:table-cell table:style-name="ce6" office:value-type="string" calcext:value-type="string">
            <text:p>GRR20166071</text:p>
          </table:table-cell>
          <table:table-cell table:style-name="ce10" office:value-type="float" office:value="71" calcext:value-type="float">
            <text:p>7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0" calcext:value-type="float">
            <text:p>80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37;1)" office:value-type="float" office:value="8.4" calcext:value-type="float">
            <text:p>8,4</text:p>
          </table:table-cell>
          <table:table-cell table:style-name="ce13" office:value-type="string" calcext:value-type="string">
            <text:p>NNA</text:p>
          </table:table-cell>
          <table:table-cell table:style-name="ce13" table:formula="of:=ROUNDUP(8.37;1)" office:value-type="float" office:value="8.4" calcext:value-type="float">
            <text:p>8,4</text:p>
          </table:table-cell>
          <table:table-cell table:number-columns-repeated="101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0000-00-00T00:00:01.9831023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7T22:15:36.358021338</dc:date>
    <meta:editing-cycles>16</meta:editing-cycles>
    <meta:editing-duration>PT6H3M13S</meta:editing-duration>
    <dc:creator>José Flor</dc:creator>
    <meta:generator>LibreOffice/4.1.3.2$Linux_X86_64 LibreOffice_project/410m0$Build-2</meta:generator>
    <meta:document-statistic meta:table-count="1" meta:cell-count="552" meta:object-count="0"/>
  </office:meta>
</office:document-meta>
</file>